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-BoldMT" svg:font-family="Arial-BoldMT" style:font-adornments="Regular" style:font-family-generic="swiss"/>
    <style:font-face style:name="ArialMT" svg:font-family="ArialMT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1.376cm" style:rel-column-width="5124*"/>
    </style:style>
    <style:style style:name="Table3.B" style:family="table-column">
      <style:table-column-properties style:column-width="13.361cm" style:rel-column-width="49767*"/>
    </style:style>
    <style:style style:name="Table3.C" style:family="table-column">
      <style:table-column-properties style:column-width="2.858cm" style:rel-column-width="10644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1.376cm" style:rel-column-width="5124*"/>
    </style:style>
    <style:style style:name="Table1.B" style:family="table-column">
      <style:table-column-properties style:column-width="13.361cm" style:rel-column-width="49767*"/>
    </style:style>
    <style:style style:name="Table1.C" style:family="table-column">
      <style:table-column-properties style:column-width="2.858cm" style:rel-column-width="1064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1.376cm" style:rel-column-width="5124*"/>
    </style:style>
    <style:style style:name="Table2.B" style:family="table-column">
      <style:table-column-properties style:column-width="13.361cm" style:rel-column-width="49767*"/>
    </style:style>
    <style:style style:name="Table2.C" style:family="table-column">
      <style:table-column-properties style:column-width="2.858cm" style:rel-column-width="10644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indent="-1.27cm" style:auto-text-indent="false" fo:break-before="page"/>
      <style:text-properties fo:font-weight="bold" style:font-weight-asian="bold" style:font-weight-complex="bold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master-page-name="Standard">
      <style:paragraph-properties style:page-number="auto"/>
      <style:text-properties fo:font-weight="normal" style:font-weight-asian="normal" style:font-weight-complex="normal"/>
    </style:style>
    <style:style style:name="P17" style:family="paragraph" style:parent-style-name="Standard" style:master-page-name="Standard">
      <style:paragraph-properties style:page-number="auto"/>
      <style:text-properties style:font-name="ArialMT" fo:font-size="10pt" fo:font-weight="normal" style:font-size-asian="10pt" style:font-weight-asian="normal" style:font-weight-complex="normal"/>
    </style:style>
    <style:style style:name="P18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19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6pt" fo:font-weight="bold" style:font-size-asian="14pt" style:font-weight-asian="bold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ext_20_body" style:master-page-name="Standard">
      <style:paragraph-properties style:page-number="auto"/>
    </style:style>
    <style:style style:name="P27" style:family="paragraph" style:parent-style-name="Text_20_body" style:master-page-name="Standard">
      <style:paragraph-properties style:page-number="auto"/>
      <style:text-properties fo:font-weight="normal" style:font-weight-asian="normal" style:font-weight-complex="normal"/>
    </style:style>
    <style:style style:name="P28" style:family="paragraph" style:parent-style-name="Text_20_body" style:master-page-name="Standard">
      <style:paragraph-properties fo:margin-left="1.27cm" fo:margin-right="0cm" fo:text-indent="0cm" style:auto-text-indent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MT" fo:font-size="10pt" style:font-size-asian="10pt"/>
    </style:style>
    <style:style style:name="T4" style:family="text">
      <style:text-properties style:font-name="Arial-BoldMT" fo:font-size="10pt" fo:font-weight="bold" style:font-size-asian="10pt" style:font-weight-asian="bold"/>
    </style:style>
    <style:style style:name="T5" style:family="text">
      <style:text-properties style:font-name="Arial-BoldMT" fo:font-size="10pt" fo:font-weight="bold" style:font-size-asian="10pt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user-field-decls>
        <text:user-field-decl office:value-type="string" office:string-value="1.0.0" text:name="Ver"/>
        <text:user-field-decl office:value-type="string" office:string-value="" text:name=""/>
      </text:user-field-decls>
      <text:p text:style-name="P1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HUNAGSCREEN.PAS</text:p>
      <text:p text:style-name="P6">SOFTWARE TEST PROCEDURES</text:p>
      <text:p text:style-name="P6">Ver <text:user-field-get text:name="Ver">1.0.0</text:user-field-get></text:p>
      <text:p text:style-name="P6"><text:date style:data-style-name="N75" text:date-value="2018-09-28T10:29:42.46">Sep 28, 2018</text:date></text:p>
      <text:p text:style-name="P7"/>
      <text:p text:style-name="P5"/>
      <text:p text:style-name="Text_20_body"/>
      <text:p text:style-name="P12"/>
      <text:p text:style-name="Text_20_body"/>
      <text:p text:style-name="Text_20_body"/>
      <text:p text:style-name="Text_20_body"/>
      <text:p text:style-name="Text_20_body"/>
      <text:p text:style-name="Text_20_body"/>
      <text:p text:style-name="P12"/>
      <text:p text:style-name="P23">01 HUNAGSCREEN <text:s/>ACTIVATION</text:p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0">STEP</text:p>
            </table:table-cell>
            <table:table-cell table:style-name="Table3.A1" office:value-type="string">
              <text:p text:style-name="P10">TEST</text:p>
            </table:table-cell>
            <table:table-cell table:style-name="Table3.C1" office:value-type="string">
              <text:p text:style-name="P10">RESULT</text:p>
            </table:table-cell>
          </table:table-row>
        </table:table-header-rows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15">This tests the initial activation of the Nag Screen. </text:p>
          </table:table-cell>
          <table:table-cell table:style-name="Table3.C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15"/>
          </table:table-cell>
          <table:table-cell table:style-name="Table3.C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3"><text:sequence text:ref-name="refDrawing0" text:name="Drawing" text:formula="ooow:Drawing+1" style:num-format="1">1</text:sequence></text:p>
          </table:table-cell>
          <table:table-cell table:style-name="Table3.A2" office:value-type="string">
            <text:p text:style-name="P16">Launch the Application.</text:p>
          </table:table-cell>
          <table:table-cell table:style-name="Table3.C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3"><text:sequence text:ref-name="refDrawing1" text:name="Drawing" text:formula="ooow:Drawing+1" style:num-format="1">2</text:sequence></text:p>
          </table:table-cell>
          <table:table-cell table:style-name="Table3.A2" office:value-type="string">
            <text:p text:style-name="P26">Ensure the <text:span text:style-name="T1">HUNagScreen</text:span> is displayed in <text:s/>the <text:span text:style-name="T1">centre</text:span> of the display.</text:p>
          </table:table-cell>
          <table:table-cell table:style-name="Table3.C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3"><text:sequence text:ref-name="refDrawing2" text:name="Drawing" text:formula="ooow:Drawing+1" style:num-format="1">3</text:sequence></text:p>
          </table:table-cell>
          <table:table-cell table:style-name="Table3.A2" office:value-type="string">
            <text:p text:style-name="P26">Ensure the <text:span text:style-name="T1">Title Bar</text:span> displays the <text:span text:style-name="T1">Application Name.</text:span></text:p>
          </table:table-cell>
          <table:table-cell table:style-name="Table3.C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3"><text:sequence text:ref-name="refDrawing3" text:name="Drawing" text:formula="ooow:Drawing+1" style:num-format="1">4</text:sequence></text:p>
          </table:table-cell>
          <table:table-cell table:style-name="Table3.A2" office:value-type="string">
            <text:p text:style-name="P26">Ensure there are <text:span text:style-name="T1">No Icons</text:span> on the <text:span text:style-name="T1">Title Bar.</text:span></text:p>
          </table:table-cell>
          <table:table-cell table:style-name="Table3.C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3"><text:sequence text:ref-name="refDrawing4" text:name="Drawing" text:formula="ooow:Drawing+1" style:num-format="1">5</text:sequence></text:p>
          </table:table-cell>
          <table:table-cell table:style-name="Table3.A2" office:value-type="string">
            <text:p text:style-name="P26">Ensure the <text:span text:style-name="T1">appropriate text</text:span> is displayed in the <text:span text:style-name="T1">Memo Field.</text:span></text:p>
          </table:table-cell>
          <table:table-cell table:style-name="Table3.C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3"><text:sequence text:ref-name="refDrawing5" text:name="Drawing" text:formula="ooow:Drawing+1" style:num-format="1">6</text:sequence></text:p>
          </table:table-cell>
          <table:table-cell table:style-name="Table3.A2" office:value-type="string">
            <text:p text:style-name="P26">Ensure the following buttons are on the form:</text:p>
          </table:table-cell>
          <table:table-cell table:style-name="Table3.C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3"><text:sequence text:ref-name="refDrawing31" text:name="Drawing" text:formula="ooow:Drawing+1" style:num-format="1">7</text:sequence></text:p>
          </table:table-cell>
          <table:table-cell table:style-name="Table3.A2" office:value-type="string">
            <text:p text:style-name="P28">&lt;<text:span text:style-name="T1">Help</text:span>&gt; <text:s text:c="2"/>Enabled</text:p>
          </table:table-cell>
          <table:table-cell table:style-name="Table3.C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3"><text:sequence text:ref-name="refDrawing6" text:name="Drawing" text:formula="ooow:Drawing+1" style:num-format="1">8</text:sequence></text:p>
          </table:table-cell>
          <table:table-cell table:style-name="Table3.A2" office:value-type="string">
            <text:p text:style-name="P28">&lt;<text:span text:style-name="T1">Yes</text:span>&gt; <text:s text:c="2"/>Enabled</text:p>
          </table:table-cell>
          <table:table-cell table:style-name="Table3.C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3"><text:sequence text:ref-name="refDrawing7" text:name="Drawing" text:formula="ooow:Drawing+1" style:num-format="1">9</text:sequence></text:p>
          </table:table-cell>
          <table:table-cell table:style-name="Table3.A2" office:value-type="string">
            <text:p text:style-name="P28">&lt;<text:span text:style-name="T1">No</text:span>&gt; <text:s text:c="3"/>Enabled</text:p>
          </table:table-cell>
          <table:table-cell table:style-name="Table3.C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3"><text:sequence text:ref-name="refDrawing8" text:name="Drawing" text:formula="ooow:Drawing+1" style:num-format="1">10</text:sequence></text:p>
          </table:table-cell>
          <table:table-cell table:style-name="Table3.A2" office:value-type="string">
            <text:p text:style-name="P26">Ensure the &lt;<text:span text:style-name="T1">Yes</text:span>&gt; button has the focus.</text:p>
          </table:table-cell>
          <table:table-cell table:style-name="Table3.C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26"/>
          </table:table-cell>
          <table:table-cell table:style-name="Table3.C2" office:value-type="string">
            <text:p text:style-name="P9"/>
          </table:table-cell>
        </table:table-row>
      </table:table>
      <text:p text:style-name="Text_20_body"/>
      <text:p text:style-name="P23">02 TAB ORDER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0">STEP</text:p>
            </table:table-cell>
            <table:table-cell table:style-name="Table1.A1" office:value-type="string">
              <text:p text:style-name="P10">TEST</text:p>
            </table:table-cell>
            <table:table-cell table:style-name="Table1.C1" office:value-type="string">
              <text:p text:style-name="P10">RESULT</text:p>
            </table:table-cell>
          </table:table-row>
        </table:table-header-rows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5">This tests the Tab order of all controls and buttons.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3"><text:sequence text:ref-name="refDrawing9" text:name="Drawing" text:formula="ooow:Drawing+1" style:num-format="1">11</text:sequence></text:p>
          </table:table-cell>
          <table:table-cell table:style-name="Table1.A2" office:value-type="string">
            <text:p text:style-name="P16"><text:span text:style-name="T3">Select the &lt;</text:span><text:span text:style-name="T4">TAB</text:span><text:span text:style-name="T3">&gt; key.</text:span>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3"><text:sequence text:ref-name="refDrawing10" text:name="Drawing" text:formula="ooow:Drawing+1" style:num-format="1">12</text:sequence></text:p>
          </table:table-cell>
          <table:table-cell table:style-name="Table1.A2" office:value-type="string">
            <text:p text:style-name="P26">Ensure the <text:span text:style-name="T1">cursor</text:span> moves to the &lt;<text:span text:style-name="T1">No</text:span>&gt; button.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6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3"><text:sequence text:ref-name="refDrawing11" text:name="Drawing" text:formula="ooow:Drawing+1" style:num-format="1">13</text:sequence></text:p>
          </table:table-cell>
          <table:table-cell table:style-name="Table1.A2" office:value-type="string">
            <text:p text:style-name="P16"><text:span text:style-name="T3">Select the &lt;</text:span><text:span text:style-name="T5">TAB</text:span><text:span text:style-name="T3">&gt; key.</text:span></text:p>
          </table:table-cell>
          <table:table-cell table:style-name="Table1.C2" office:value-type="string">
            <text:p text:style-name="P9"/>
          </table:table-cell>
        </table:table-row>
        <text:soft-page-break/>
        <table:table-row>
          <table:table-cell table:style-name="Table1.A2" office:value-type="string">
            <text:p text:style-name="P3"><text:sequence text:ref-name="refDrawing32" text:name="Drawing" text:formula="ooow:Drawing+1" style:num-format="1">14</text:sequence></text:p>
          </table:table-cell>
          <table:table-cell table:style-name="Table1.A2" office:value-type="string">
            <text:p text:style-name="P27">Ensure the <text:span text:style-name="T1">cursor</text:span> moves to the &lt;<text:span text:style-name="T1">Help</text:span>&gt; button.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7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3"><text:sequence text:ref-name="refDrawing33" text:name="Drawing" text:formula="ooow:Drawing+1" style:num-format="1">15</text:sequence></text:p>
          </table:table-cell>
          <table:table-cell table:style-name="Table1.A2" office:value-type="string">
            <text:p text:style-name="P16"><text:span text:style-name="T3">Select the &lt;</text:span><text:span text:style-name="T5">TAB</text:span><text:span text:style-name="T3">&gt; key.</text:span>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3"><text:sequence text:ref-name="refDrawing12" text:name="Drawing" text:formula="ooow:Drawing+1" style:num-format="1">16</text:sequence></text:p>
          </table:table-cell>
          <table:table-cell table:style-name="Table1.A2" office:value-type="string">
            <text:p text:style-name="P27">Ensure the cursor moves to the &lt;<text:span text:style-name="T1">Yes</text:span>&gt; button.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7"/>
          </table:table-cell>
          <table:table-cell table:style-name="Table1.C2" office:value-type="string">
            <text:p text:style-name="P9"/>
          </table:table-cell>
        </table:table-row>
      </table:table>
      <text:p text:style-name="P19"/>
      <text:p text:style-name="P19"/>
      <text:p text:style-name="P8"/>
      <text:p text:style-name="P23">03 BUTTON FUNCTIONALITY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0">STEP</text:p>
            </table:table-cell>
            <table:table-cell table:style-name="Table2.A1" office:value-type="string">
              <text:p text:style-name="P10">TEST</text:p>
            </table:table-cell>
            <table:table-cell table:style-name="Table2.C1" office:value-type="string">
              <text:p text:style-name="P10">RESULT</text:p>
            </table:table-cell>
          </table:table-row>
        </table:table-header-rows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5">This tests the Functionality of each button.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3"><text:sequence text:ref-name="refDrawing13" text:name="Drawing" text:formula="ooow:Drawing+1" style:num-format="1">17</text:sequence></text:p>
          </table:table-cell>
          <table:table-cell table:style-name="Table2.A2" office:value-type="string">
            <text:p text:style-name="P17">Select the &lt;<text:span text:style-name="T1">Help</text:span>&gt; button.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3"><text:sequence text:ref-name="refDrawing14" text:name="Drawing" text:formula="ooow:Drawing+1" style:num-format="1">18</text:sequence></text:p>
          </table:table-cell>
          <table:table-cell table:style-name="Table2.A2" office:value-type="string">
            <text:p text:style-name="P26">Ensure the <text:span text:style-name="T1">Information Message Box</text:span> is displayed.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3"><text:sequence text:ref-name="refDrawing39" text:name="Drawing" text:formula="ooow:Drawing+1" style:num-format="1">19</text:sequence></text:p>
          </table:table-cell>
          <table:table-cell table:style-name="Table2.A2" office:value-type="string">
            <text:p text:style-name="P26">Ensure the <text:span text:style-name="T1">imNotImplementedMsg</text:span> is displayed.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3"><text:sequence text:ref-name="refDrawing15" text:name="Drawing" text:formula="ooow:Drawing+1" style:num-format="1">20</text:sequence></text:p>
          </table:table-cell>
          <table:table-cell table:style-name="Table2.A2" office:value-type="string">
            <text:p text:style-name="P17"><text:s/>Close the Message Box.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3"><text:sequence text:ref-name="refDrawing16" text:name="Drawing" text:formula="ooow:Drawing+1" style:num-format="1">21</text:sequence></text:p>
          </table:table-cell>
          <table:table-cell table:style-name="Table2.A2" office:value-type="string">
            <text:p text:style-name="P17">Select the &lt;<text:span text:style-name="T1">Yes</text:span>&gt; button.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3"><text:sequence text:ref-name="refDrawing34" text:name="Drawing" text:formula="ooow:Drawing+1" style:num-format="1">22</text:sequence></text:p>
          </table:table-cell>
          <table:table-cell table:style-name="Table2.A2" office:value-type="string">
            <text:p text:style-name="P27">Ensure the <text:span text:style-name="T1">Registration Dialog Box</text:span> is displayed.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3"><text:sequence text:ref-name="refDrawing35" text:name="Drawing" text:formula="ooow:Drawing+1" style:num-format="1">23</text:sequence></text:p>
          </table:table-cell>
          <table:table-cell table:style-name="Table2.A2" office:value-type="string">
            <text:p text:style-name="P27">Close <text:s/>Registration Dialog Box.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27"/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3"><text:sequence text:ref-name="refDrawing36" text:name="Drawing" text:formula="ooow:Drawing+1" style:num-format="1">24</text:sequence></text:p>
          </table:table-cell>
          <table:table-cell table:style-name="Table2.A2" office:value-type="string">
            <text:p text:style-name="P17">Select the &lt;<text:span text:style-name="T1">No</text:span>&gt; button.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3"><text:sequence text:ref-name="refDrawing37" text:name="Drawing" text:formula="ooow:Drawing+1" style:num-format="1">25</text:sequence></text:p>
          </table:table-cell>
          <table:table-cell table:style-name="Table2.A2" office:value-type="string">
            <text:p text:style-name="P27">Ensure the <text:span text:style-name="T1">Information Message Box</text:span> is displayed.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3"><text:sequence text:ref-name="refDrawing38" text:name="Drawing" text:formula="ooow:Drawing+1" style:num-format="1">26</text:sequence></text:p>
          </table:table-cell>
          <table:table-cell table:style-name="Table2.A2" office:value-type="string">
            <text:p text:style-name="P27">Ensure the <text:span text:style-name="T1">imNoMsgTxtMsg</text:span> is displayed.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3"><text:sequence text:ref-name="refDrawing40" text:name="Drawing" text:formula="ooow:Drawing+1" style:num-format="1">27</text:sequence></text:p>
          </table:table-cell>
          <table:table-cell table:style-name="Table2.A2" office:value-type="string">
            <text:p text:style-name="P27">Close the Message Box.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3"><text:sequence text:ref-name="refDrawing41" text:name="Drawing" text:formula="ooow:Drawing+1" style:num-format="1">28</text:sequence></text:p>
          </table:table-cell>
          <table:table-cell table:style-name="Table2.A2" office:value-type="string">
            <text:p text:style-name="P27">Close the Application.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27"/>
          </table:table-cell>
          <table:table-cell table:style-name="Table2.C2" office:value-type="string">
            <text:p text:style-name="P9"/>
          </table:table-cell>
        </table:table-row>
      </table:table>
      <text:p text:style-name="P11"/>
      <text:p text:style-name="P21">END OF TEST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-BoldMT" svg:font-family="Arial-BoldMT" style:font-adornments="Regular" style:font-family-generic="swiss"/>
    <style:font-face style:name="ArialMT" svg:font-family="ArialMT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1" fo:font-size="10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1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5.461cm" fo:text-indent="-1.016cm" fo:margin-left="5.46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969cm" fo:text-indent="-1.524cm" fo:margin-left="5.96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6.223cm" fo:text-indent="-1.778cm" fo:margin-left="6.22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6.477cm" fo:text-indent="-2.032cm" fo:margin-left="6.47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731cm" fo:text-indent="-2.286cm" fo:margin-left="6.73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.239cm" fo:text-indent="-2.794cm" fo:margin-left="7.23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7.493cm" fo:text-indent="-3.048cm" fo:margin-left="7.49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user-field-decls>
          <text:user-field-decl office:value-type="string" office:string-value="1.0.0" text:name="Ver"/>
        </text:user-field-decls>
        <text:p text:style-name="MP1"><text:title>HUNAGSCREEN.PAS Software Test Procedure</text:title> <text:user-field-get text:name="Ver">1.0.0</text:user-field-get> <text:s text:c="66"/><text:date style:data-style-name="N75" text:date-value="2018-09-28T10:29:42.42">Sep 28, 2018</text:date></text:p>
      </style:header>
      <style:footer>
        <text:p text:style-name="MP2">Page <text:page-number text:select-page="current">3</text:page-number> of <text:page-count>5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9-22T11:52:16.57</meta:creation-date>
    <meta:generator>OpenOffice/4.1.5$Win32 OpenOffice.org_project/415m1$Build-9789</meta:generator>
    <meta:editing-duration>PT23H8M54S</meta:editing-duration>
    <meta:editing-cycles>180</meta:editing-cycles>
    <dc:title>HUNAGSCREEN.PAS Software Test Procedure</dc:title>
    <dc:date>2018-09-28T10:29:42.28</dc:date>
    <dc:creator>Hew Lines</dc:creator>
    <meta:document-statistic meta:table-count="3" meta:image-count="0" meta:object-count="0" meta:page-count="5" meta:paragraph-count="78" meta:word-count="252" meta:character-count="1467"/>
    <meta:user-defined meta:name="Ver">1.0.0</meta:user-defined>
  </office:meta>
</office:document-meta>
</file>